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6.094cm" table:align="left"/>
    </style:style>
    <style:style style:name="Tableau1.A" style:family="table-column">
      <style:table-column-properties style:column-width="0.459cm"/>
    </style:style>
    <style:style style:name="Tableau1.B" style:family="table-column">
      <style:table-column-properties style:column-width="15.635cm"/>
    </style:style>
    <style:style style:name="Tableau1.A1" style:family="table-cell">
      <style:table-cell-properties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  <text:p text:style-name="Table_20_Contents">10</text:p>
            <text:p text:style-name="Table_20_Contents">11</text:p>
            <text:p text:style-name="Table_20_Contents">12</text:p>
            <text:p text:style-name="Table_20_Contents">13</text:p>
            <text:p text:style-name="Table_20_Contents">14</text:p>
            <text:p text:style-name="Table_20_Contents">15</text:p>
            <text:p text:style-name="Table_20_Contents">16</text:p>
            <text:p text:style-name="Table_20_Contents">17</text:p>
            <text:p text:style-name="Table_20_Contents">18</text:p>
            <text:p text:style-name="Table_20_Contents">19</text:p>
            <text:p text:style-name="Table_20_Contents">20</text:p>
            <text:p text:style-name="Table_20_Contents">21</text:p>
            <text:p text:style-name="Table_20_Contents">22</text:p>
            <text:p text:style-name="Table_20_Contents">23</text:p>
            <text:p text:style-name="Table_20_Contents">24</text:p>
            <text:p text:style-name="Table_20_Contents">25</text:p>
            <text:p text:style-name="Table_20_Contents">26</text:p>
            <text:p text:style-name="Table_20_Contents">27</text:p>
            <text:p text:style-name="Table_20_Contents">28</text:p>
            <text:p text:style-name="Table_20_Contents">29</text:p>
            <text:p text:style-name="Table_20_Contents">30</text:p>
            <text:p text:style-name="Table_20_Contents">31</text:p>
            <text:p text:style-name="Table_20_Contents">32</text:p>
            <text:p text:style-name="Table_20_Contents">33</text:p>
            <text:p text:style-name="Table_20_Contents">34</text:p>
            <text:p text:style-name="Table_20_Contents">35</text:p>
            <text:p text:style-name="Table_20_Contents">36</text:p>
            <text:p text:style-name="Table_20_Contents">37</text:p>
            <text:p text:style-name="Table_20_Contents">38</text:p>
          </table:table-cell>
          <table:table-cell table:style-name="Tableau1.A1" office:value-type="string">
            <text:p text:style-name="Table_20_Contents"><text:span text:style-name="Source_20_Text">import</text:span> <text:span text:style-name="Source_20_Text">javax.swing.*;</text:span></text:p>
            <text:p text:style-name="Table_20_Contents"><text:span text:style-name="Source_20_Text">import</text:span> <text:span text:style-name="Source_20_Text">java.awt.*;</text:span></text:p>
            <text:p text:style-name="Table_20_Contents"><text:span text:style-name="Source_20_Text">public</text:span> <text:span text:style-name="Source_20_Text">class</text:span> <text:span text:style-name="Source_20_Text">VisionPolice extends</text:span> <text:span text:style-name="Source_20_Text">JFrame {</text:span></text:p>
            <text:p text:style-name="Table_20_Contents"><text:span text:style-name="Source_20_Text">    public</text:span> <text:span text:style-name="Source_20_Text">VisionPolice () {</text:span></text:p>
            <text:p text:style-name="Table_20_Contents"><text:span text:style-name="Source_20_Text">    super("Visualisation de polices de caractères.");</text:span></text:p>
            <text:p text:style-name="Table_20_Contents"><text:span text:style-name="Source_20_Text">    setDefaultCloseOperation (EXIT_ON_CLOSE);</text:span></text:p>
            <text:p text:style-name="Table_20_Contents"><text:span text:style-name="Source_20_Text">    JMenuBar barreMenu = new</text:span> <text:span text:style-name="Source_20_Text">JMenuBar ();</text:span></text:p>
            <text:p text:style-name="Table_20_Contents"><text:span text:style-name="Source_20_Text">    JMenu file = new</text:span> <text:span text:style-name="Source_20_Text">JMenu ("File");</text:span></text:p>
            <text:p text:style-name="Table_20_Contents"><text:span text:style-name="Source_20_Text">    JMenu save = new</text:span> <text:span text:style-name="Source_20_Text">JMenu("Save");</text:span></text:p>
            <text:p text:style-name="Table_20_Contents"><text:span text:style-name="Source_20_Text">    JMenuItem onFile = new</text:span> <text:span text:style-name="Source_20_Text">JMenuItem("On file");</text:span></text:p>
            <text:p text:style-name="Table_20_Contents"><text:span text:style-name="Source_20_Text">    save.add(onFile);</text:span></text:p>
            <text:p text:style-name="Table_20_Contents"><text:span text:style-name="Source_20_Text">    file.add(save);</text:span></text:p>
            <text:p text:style-name="Table_20_Contents"><text:span text:style-name="Source_20_Text">    barreMenu.add(file);</text:span></text:p>
            <text:p text:style-name="Table_20_Contents"><text:span text:style-name="Source_20_Text">    setJMenuBar(barreMenu);</text:span></text:p>
            <text:p text:style-name="Table_20_Contents"><text:span text:style-name="Source_20_Text">    faitLeLayout ();</text:span></text:p>
            <text:p text:style-name="Table_20_Contents"><text:span text:style-name="Source_20_Text">    pack ();</text:span></text:p>
            <text:p text:style-name="Table_20_Contents"><text:span text:style-name="Source_20_Text">    setVisible(true);</text:span></text:p>
            <text:p text:style-name="Table_20_Contents"><text:span text:style-name="Source_20_Text">    }</text:span></text:p>
            <text:p text:style-name="Table_20_Contents"><text:span text:style-name="Source_20_Text">    public</text:span> <text:span text:style-name="Source_20_Text">void</text:span> <text:span text:style-name="Source_20_Text">faitLeLayout () {</text:span></text:p>
            <text:p text:style-name="Table_20_Contents"><text:span text:style-name="Source_20_Text">        BoxLayout b = new</text:span> <text:span text:style-name="Source_20_Text">BoxLayout (this, BoxLayout.Y_AXIS);</text:span></text:p>
            <text:p text:style-name="Table_20_Contents"><text:span text:style-name="Source_20_Text">        setLayout (b);</text:span></text:p>
            <text:p text:style-name="Table_20_Contents"><text:span text:style-name="Source_20_Text">        JPanel jp1 = new</text:span> <text:span text:style-name="Source_20_Text">JPanel ();</text:span></text:p>
            <text:p text:style-name="Table_20_Contents"><text:span text:style-name="Source_20_Text">        JLabel jl1 = new</text:span> <text:span text:style-name="Source_20_Text">JLabel ();</text:span></text:p>
            <text:p text:style-name="Table_20_Contents"><text:span text:style-name="Source_20_Text">        JPanel jp2 = new</text:span> <text:span text:style-name="Source_20_Text">JPanel ();</text:span></text:p>
            <text:p text:style-name="Table_20_Contents"><text:span text:style-name="Source_20_Text">        JLabel jl2 = new</text:span> <text:span text:style-name="Source_20_Text">JLabel ("Texte");</text:span></text:p>
            <text:p text:style-name="Table_20_Contents"><text:span text:style-name="Source_20_Text">        jp1.add(jl1);</text:span></text:p>
            <text:p text:style-name="Table_20_Contents"><text:span text:style-name="Source_20_Text">        jp2.add(jl2);</text:span></text:p>
            <text:p text:style-name="Table_20_Contents"><text:span text:style-name="Source_20_Text">                </text:span> </text:p>
            <text:p text:style-name="Table_20_Contents"><text:span text:style-name="Source_20_Text">        add(jp1);</text:span></text:p>
            <text:p text:style-name="Table_20_Contents"><text:span text:style-name="Source_20_Text">        add(Box.createVerticalStrut(10));</text:span></text:p>
            <text:p text:style-name="Table_20_Contents"><text:span text:style-name="Source_20_Text">        add(jp2);</text:span></text:p>
            <text:p text:style-name="Table_20_Contents"><text:span text:style-name="Source_20_Text">        </text:span> </text:p>
            <text:p text:style-name="Table_20_Contents"><text:span text:style-name="Source_20_Text">        </text:span> </text:p>
            <text:p text:style-name="Table_20_Contents"><text:span text:style-name="Source_20_Text">    }</text:span></text:p>
            <text:p text:style-name="Table_20_Contents"><text:span text:style-name="Source_20_Text">    public</text:span> <text:span text:style-name="Source_20_Text">static</text:span> <text:span text:style-name="Source_20_Text">void</text:span> <text:span text:style-name="Source_20_Text">main (String[] args0) {</text:span></text:p>
            <text:p text:style-name="Table_20_Contents"><text:span text:style-name="Source_20_Text">        new</text:span> <text:span text:style-name="Source_20_Text">VisionPolice ();</text:span></text:p>
            <text:p text:style-name="Table_20_Contents"><text:span text:style-name="Source_20_Text">    }</text:span></text:p>
            <text:p text:style-name="Table_20_Contents"><text:span text:style-name="Source_20_Text">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Zen Hei Sharp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47:03</meta:creation-date>
    <dc:date>2013-06-05T14:47:26</dc:date>
    <dc:creator>Ndeye MBODJ</dc:creator>
    <meta:editing-duration>P0D</meta:editing-duration>
    <meta:editing-cycles>1</meta:editing-cycles>
    <meta:document-statistic meta:table-count="1" meta:image-count="0" meta:object-count="0" meta:page-count="1" meta:paragraph-count="76" meta:word-count="148" meta:character-count="1083" meta:non-whitespace-character-count="801"/>
    <meta:generator>LibreOffice/3.6$Linux_X86_64 LibreOffice_project/360m1$Build-2</meta:generator>
  </office:meta>
</office:document-meta>
</file>